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Collision Old</text:p>
          </table:table-cell>
          <table:table-cell office:value-type="string" calcext:value-type="string">
            <text:p>Collision Opt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078" calcext:value-type="float">
            <text:p>3.078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2354" calcext:value-type="float">
            <text:p>2.235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9388" calcext:value-type="float">
            <text:p>1.9388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974" calcext:value-type="float">
            <text:p>1.97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348" calcext:value-type="float">
            <text:p>2.348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366" calcext:value-type="float">
            <text:p>2.366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049" calcext:value-type="float">
            <text:p>2.049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265" calcext:value-type="float">
            <text:p>2.265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2038" calcext:value-type="float">
            <text:p>2.2038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.9543" calcext:value-type="float">
            <text:p>1.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2.87977" calcext:value-type="float">
            <text:p>2.8797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48:53.969278265</meta:creation-date>
    <dc:date>2016-11-30T14:36:28.739386451</dc:date>
    <meta:editing-duration>PT6M4S</meta:editing-duration>
    <meta:editing-cycles>2</meta:editing-cycles>
    <meta:generator>LibreOffice/5.1.4.2$Linux_X86_64 LibreOffice_project/10m0$Build-2</meta:generator>
    <meta:document-statistic meta:table-count="1" meta:cell-count="88" meta:object-count="0"/>
  </office:meta>
</office:document-meta>
</file>